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fo:text-align="start" style:justify-single-word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a Colum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a Colum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punctuation-wrap="simple" style:writing-mode="lr-tb"/>
      <style:text-properties fo:color="#00000a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es" fo:country="ES" style:language-asian="es" style:country-asian="ES" style:font-name-complex="Lohit Devanagari1" style:language-complex="es" style:country-complex="E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0.706cm" style:layout-grid-ruby-height="0.353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1T08:15:41</meta:creation-date>
    <dc:language>es-ES</dc:language>
    <dc:date>2022-11-11T08:37:44.94</dc:date>
    <meta:editing-cycles>1</meta:editing-cycles>
    <meta:editing-duration>PT5S</meta:editing-duration>
    <meta:generator>OpenOffice/4.1.13$Win32 OpenOffice.org_project/4113m1$Build-9810</meta:generator>
    <meta:document-statistic meta:table-count="0" meta:image-count="0" meta:object-count="0" meta:page-count="1" meta:paragraph-count="2" meta:word-count="4" meta:character-count="20"/>
    <dc:creator>Sergio Bolívar Jiménez</dc:creator>
    <meta:user-defined meta:name="AppVersion">15.0000</meta:user-defined>
  </office:meta>
</office:document-meta>
</file>